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row>
          <table:table-cell table:style-name="Log.A2" office:value-type="string">
            <text:p text:style-name="P7"/>
            <text:p text:style-name="P7"/>
            <text:p text:style-name="P7">14/01/13</text:p>
          </table:table-cell>
          <table:table-cell table:style-name="Log.A2" office:value-type="string">
            <text:p text:style-name="P8">Settings page complete. A file is created on the phone storing which script we have loaded, the number of words we want to reveal when we do a prompt and if we want to allow auto-playing of audio files.</text:p>
          </table:table-cell>
          <table:table-cell table:style-name="Log.C2" office:value-type="string">
            <text:p text:style-name="P6"/>
            <text:p text:style-name="P6"/>
            <text:p text:style-name="P6">3 hours</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11M12S</meta:editing-duration>
    <meta:editing-cycles>64</meta:editing-cycles>
    <meta:generator>OpenOffice.org/3.3$Win32 OpenOffice.org_project/330m20$Build-9567</meta:generator>
    <dc:date>2013-01-14T22:07:27.63</dc:date>
    <dc:creator>Daniel Muir</dc:creator>
    <meta:document-statistic meta:table-count="1" meta:image-count="0" meta:object-count="0" meta:page-count="5" meta:paragraph-count="131" meta:word-count="1399" meta:character-count="7970"/>
    <meta:user-defined meta:name="Info 1"/>
    <meta:user-defined meta:name="Info 2"/>
    <meta:user-defined meta:name="Info 3"/>
    <meta:user-defined meta:name="Info 4"/>
  </office:meta>
</office:document-meta>
</file>